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margin-left="0in" fo:margin-right="0in" fo:text-indent="0.5in" style:auto-text-indent="false"/>
    </style:style>
    <style:style style:name="P2" style:family="paragraph" style:parent-style-name="Standard">
      <style:paragraph-properties fo:margin-left="0in" fo:margin-right="0in" fo:text-indent="0.5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r head throbs as your vision clouds. The unmistakable feeling of a strong hand pushing into your mind brings you to your knees. Soft melding of your mind begins to obscure your vision Mind rapidly drifting off to parts unknown, thick, dark mist surrounds you blocking out any last light of where you were. Slowly the ground beneath you begins to soften… the familiar feel of dirt replaces it. Stone around your feet turns green as grass sprouts thickly from it. Looking up the mist is gone, now your view overlooks a bustling city. Fountains pour in a grand temple and a simple park fills one corner. Where you now are is unknown but the city looks old. A temperate location, trees circle the peaceful valley instilling a sense of comfort in the small town. </text:p>
      <text:p text:style-name="P2"/>
      <text:p text:style-name="P2">Something seems wrong; the city is in alarm as soldiers are rushing hurriedly to the center plaza. The hand in your mind pushes your view towards a black light that is emanating from the town center. Massive bulk of a clearly evil being stands there in cold intent of what he is about to do. Clad in spiked black armor laughing madly at the scene of destruction he is unleashing. Large gauntleted fingers hold a black orb covered in precious gems; the other holds a decapitated head from a priest nearby. Energy emanates from the sphere as a beam composed of a mixture of pure darkness and insatiable hunger. Directed at the center of a bloody circle inscribed onto the cobblestone many ripped torsos still crying out for mercy bleed continuously as their blood is drawn into small rivers feeding glowing runes and diagrams of the circle. </text:p>
      <text:p text:style-name="P2"/>
      <text:p text:style-name="P2">Kneeling subserviently at the circle’s center is the construct whose arms and legs are chain bound with manacles to spikes driven into the cobblestone. Pity crosses your mind, however you are sure it is not yours. Suddenly the construct becomes blacker while seemingly it was not possible to do so. Blackness sucking out the light around the construct and causing sparks made out of void to course around the ground nearby as if the energy is alive and reaching to feed. Some sparks tear from the ground warping the fabric of the multiverse around them. Convulsing severely the construct’s head jerks up violently. Under such pain still it futility tries to resist the spell, arms then press at the ground and hold its chest in the effort. A flash, then silence ensues save for one grating child-like scream as the black beam then tears apart the construct. Malevolent energy corrodes a cloud of particles from the construct’s being rapidly increasing in speed and thickness. </text:p>
      <text:p text:style-name="P2"/>
      <text:p text:style-name="P2">Bending around the dark knight howling like a ceaseless hunger the wind passes through you unimpeded. Strange intuition insists that even the shadow of that which was can malign you; particles passing through you frost bits of heart muscle as if sharpened hail. Clutching your chest and doubling over in pain your practiced resolve forces with difficulty the cold from your mind. These shadows of the past are not so easily pushed aside but cease to threaten you, unlike those in the vision before you. </text:p>
      <text:p text:style-name="P2"/>
      <text:p text:style-name="P2">Weak touching to your armor garners your attention as an elf woman barely moving at your feet brushes through your crouched knee with fearful eyes. The soldier fixes her sight firmly on an undead hand that clutches her nearby burnt and dismembered arm. Pits have begun to form in her metal armor as the dark cloud expands and passes over her skin like a horde of locusts. The destruction is uninterrupted as knees belonging to a couching child land near her form from out of the gloom. A child resembling the soldier looks down in fear having braved the wind to clutch the dying form near your feet. Small tears run down the frightened face but the black particles passing by consume them before they drop to the mother’s face. One drop does drop to the mother’s helmet… a singular drop of blood. Taking in the scene, the eyes of terror and sorrow on the mother’s face are unmistakable as she watches the wind tear the flesh from her child. Only blood and bones collapse onto her breastplate as the unprotected child is quickly torn apart. Eyes forced shut as if to deny the scene she has just witnessed, to shut it out and make it gone, the wind gusts in a rolling wall wiping her from existence before she is able to scream in sorrow. </text:p>
      <text:p text:style-name="P2"/>
      <text:p text:style-name="P2">As this wall of nonexistence passes through the town it spares nary a pebble in unmerciful devastation. Looking behind you finds the sight of the fleeing townsfolk become bone and dust before your eyes, homes and dreams annihilated. The work of a hundred generations despoiled in but a few moments. Once a beautiful place filled with trees and happiness, this assault reduces the valley to dusty wasteland full of forgotten loss and misery. </text:p>
      <text:p text:style-name="P2"/>
      <text:p text:style-name="P2">Reaching its limit near the crest of the valley, the cloud slows and stops inert. Pulling in, coalescing the cloud once more attracts your attention to its center. As smoke becomes black substance, inside the golden cage and manacles residing statically in midair, the construct begins to reform. Pulling inward at an incredible rate, small points of light cease to be as they vainly fight the cloud drawing them inward to merge with the construct. Valley now empty of the vile smoke the construct ends as it began, in chains, kneeling and convulsing at some unknown pain. The energy from the orb ceases and frees the construct to collapse in its chains onto the ground. It yells at the ground in a plaintive tone, seeming to mourn with sorrow but unable to express it.</text:p>
      <text:p text:style-name="P2"/>
      <text:p text:style-name="P2">“No! No! Not want to! Stop screaming! It not wants to hurt! Please quiet, quiet. It can hear them all,” it curls up into a ball and whimpers, “It can hear them all.”</text:p>
      <text:p text:style-name="P2"/>
      <text:p text:style-name="P2">A blast of image and sound assaults you, of countless towns and faces. Some seem familiar, legends of towns you have heard destroyed without a trace left to them. Countless screaming voices and immense waves of pain find you for a brief moment, which your mind barely manages to contain. Some begging for mercy, some crying out in failed defiance, some simply cry in sorrow. As images in your mind flash by, they cease on a view of an archway. </text:p>
      <text:p text:style-name="P2"/>
      <text:p text:style-name="P2">Made of stone and covered in runes looking through it you can barely see black clouds and floating islands. Up to the gate walks a well-armed skeleton, and another, and another, and another. Out of the black gloom behind the islands walks an army of glowing red eyes. The scene indeed becomes an army as thousands and thousands of beings come into view. A flash moves your view to the other side of the arch, a stone room. Familiar black-armored knight works tirelessly on stone blocks for an identical archway behind him. Floor impaled with a cruel looking sword, the massive hulk of the being dwarfs the dead bodies around him in the room. Pausing for a moment, he regards his hammer and tosses it aside. Grabbing his sword with a blinding motion, he flings the barbed metal sword at your head. Red gleam from his eye is blinding, and leaves you unable to dodge the speedy blade. Sword tip reaches your head and the metal burns in your skin. Pain shoots through you as you prepare your mind for your skull to give way to the strike but you awake with a gasp. A small wet feeling greets you along with the room in which you went asleep. Wiping your forehead, you realize beads of blood are forming from a small puncture on your b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Your head throbs as your vision clouds</dc:title>
    <meta:initial-creator>Me</meta:initial-creator>
    <meta:creation-date>2003-11-24T00:40:00</meta:creation-date>
    <dc:creator>Chris Nelson</dc:creator>
    <dc:date>2006-09-19T01:43:10</dc:date>
    <dc:language>en-US</dc:language>
    <meta:editing-cycles>4</meta:editing-cycles>
    <meta:editing-duration>PT7H54M10S</meta:editing-duration>
    <meta:user-defined meta:name="Info 1"/>
    <meta:user-defined meta:name="Info 2"/>
    <meta:user-defined meta:name="Info 3"/>
    <meta:user-defined meta:name="Info 4"/>
    <meta:document-statistic meta:table-count="0" meta:image-count="0" meta:object-count="0" meta:page-count="3" meta:paragraph-count="10" meta:word-count="1306" meta:character-count="7369"/>
  </office:meta>
</office:document-meta>
</file>